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sions</text:p>
      <text:p text:style-name="P4">1. Ambush</text:p>
      <text:p text:style-name="P2">-10 enemies trapped on island</text:p>
      <text:p text:style-name="P2">-2 bridges leading off island</text:p>
      <text:p text:style-name="P2"><text:s text:c="3"/>-bridge on either side of island</text:p>
      <text:p text:style-name="P2"><text:s text:c="3"/>-bridges serve as bottlenecks</text:p>
      <text:p text:style-name="P3">2. Fortress Assault</text:p>
      <text:p text:style-name="P2">-8 enemies in locked fortress</text:p>
      <text:p text:style-name="P2">-Frontal assault or infiltration</text:p>
      <text:p text:style-name="P2"><text:s text:c="3"/>-break front door</text:p>
      <text:p text:style-name="P2"><text:s text:c="3"/>-break weak walls in back</text:p>
      <text:p text:style-name="P3">3. Prison Escape</text:p>
      <text:p text:style-name="P2">-Leader captured and locked up</text:p>
      <text:p text:style-name="P2">-Rescue team attacks from front</text:p>
      <text:p text:style-name="P3">4. Lodestone Cavern</text:p>
      <text:p text:style-name="P2">-Hiding from enemy patrol</text:p>
      <text:p text:style-name="P2">-Cornered in cavern</text:p>
      <text:p text:style-name="P2">-Strong magnetic field</text:p>
      <text:p text:style-name="P2"><text:s text:c="2"/>-characters with metal have their movement reduced to 1</text:p>
      <text:p text:style-name="P2"><text:s text:c="2"/>-metal weapons can’t be used</text:p>
      <text:p text:style-name="P3">5. Antimagic Field</text:p>
      <text:p text:style-name="P2">-Warzone</text:p>
      <text:p text:style-name="P2"><text:s text:c="3"/>-large magical armies collided</text:p>
      <text:p text:style-name="P2"><text:s text:c="3"/>-strong magical residue</text:p>
      <text:p text:style-name="P2">-Affects magic abilities</text:p>
      <text:p text:style-name="P2"><text:s text:c="3"/>-attempts to use magic have random effects</text:p>
      <text:p text:style-name="P2"><text:s text:c="3"/>-small chance to use selected ability</text:p>
      <text:p text:style-name="P2"><text:s text:c="3"/>-small chance that another ability is used instead</text:p>
      <text:p text:style-name="P2"><text:s text:c="3"/>-chance that the ability backfires</text:p>
      <text:p text:style-name="P2"><text:s text:c="3"/>-chance that nothing happens</text:p>
      <text:p text:style-name="P3">6. Long Passage</text:p>
      <text:p text:style-name="P2">-Fog of war</text:p>
      <text:p text:style-name="P2">-Need to get through cave and find exit</text:p>
      <text:p text:style-name="P2">-Lots of enemy groups scattered through cave</text:p>
      <text:p text:style-name="P2">-3 maps long</text:p>
      <text:p text:style-name="P2"><text:s text:c="2"/>-1 forest</text:p>
      <text:p text:style-name="P2"><text:s text:c="2"/>-2 cave</text:p>
      <text:p text:style-name="P2">-Boss in third map</text:p>
      <text:p text:style-name="P2">-HP/MP carry over between missions</text:p>
      <text:p text:style-name="P2"><text:s text:c="2"/>-No rest between maps, option to save only</text:p>
      <text:p text:style-name="P3">9. Forest</text:p>
      <text:p text:style-name="P2">-Ambushed by group of mercenary archers</text:p>
      <text:p text:style-name="P2">-At least 75% trees</text:p>
      <text:p text:style-name="P3">10. Deserter</text:p>
      <text:p text:style-name="P2">-Enemy soldier deserted</text:p>
      <text:p text:style-name="P2">-Deserter is being hunted</text:p>
      <text:p text:style-name="P2">-Deserter offers info in exchange for protection</text:p>
      <text:p text:style-name="P2">-Mission fails if deserter is killed</text:p>
      <text:p text:style-name="P3"><text:soft-page-break/>11. Assassination</text:p>
      <text:p text:style-name="P2">-Group of ninjas attack home base</text:p>
      <text:p text:style-name="P2">-All units join in eventually</text:p>
      <text:p text:style-name="P2"><text:s text:c="2"/>-Starts the battle with three sentry units</text:p>
      <text:p text:style-name="P2"><text:s text:c="2"/>-One unit wakes each night</text:p>
      <text:p text:style-name="P3">12. Slavers</text:p>
      <text:p text:style-name="P2">-Slaves being worked and whipped</text:p>
      <text:p text:style-name="P2">-Mission succeed when all slavers are killed</text:p>
      <text:p text:style-name="P2">-Mission fails if three slaves are killed</text:p>
      <text:p text:style-name="P3">13. Rogue Summons</text:p>
      <text:p text:style-name="P2">-Come across summoners in the middle of summoning demons</text:p>
      <text:p text:style-name="P2">-Three demons</text:p>
      <text:p text:style-name="P2">-Too strong for summoners to contain</text:p>
      <text:p text:style-name="P2">-Demons turn on summoners and kill them</text:p>
      <text:p text:style-name="P2">-Kill the demons before they escape</text:p>
      <text:p text:style-name="P2">-Escaped demons participate in later battle against both teams</text:p>
      <text:p text:style-name="P2"><text:s text:c="2"/>-??Unknown?? (Don't know which battle yet)</text:p>
      <text:p text:style-name="P3">30. Defense</text:p>
      <text:p text:style-name="P2">-Last mission</text:p>
      <text:p text:style-name="P2">-All out assault against ally fortress</text:p>
      <text:p text:style-name="P2">-Hold back waves of enemies</text:p>
      <text:p text:style-name="P2">-Allies inside fortress heal a little between waves</text:p>
      <text:p text:style-name="P2">-Start with all units</text:p>
      <text:p text:style-name="P2">-Ten waves</text:p>
      <text:p text:style-name="P2"><text:s text:c="2"/>-Two mini-bosses at waves three and six</text:p>
      <text:p text:style-name="P2"><text:s text:c="2"/>-Final boss at wave ten</text:p>
      <text:p text:style-name="P5">Bosses</text:p>
      <text:p text:style-name="P3">Spectre</text:p>
      <text:p text:style-name="P2">-Summoner</text:p>
      <text:p text:style-name="P2">-Can summon legendary creature Spectre</text:p>
      <text:p text:style-name="P2">-Tome to summon Spectre creature can be found in his ??lab/office??</text:p>
      <text:p text:style-name="P3">Phoenix</text:p>
      <text:p text:style-name="P2">-Soldier</text:p>
      <text:p text:style-name="P2">-4 white mages who do nothing but use raise and revive</text:p>
      <text:p text:style-name="P3">Reaper</text:p>
      <text:p text:style-name="P2">-Black Mage</text:p>
      <text:p text:style-name="P2">-Uses death most</text:p>
      <text:p text:style-name="P2">-Must have Killer skill</text:p>
      <text:p text:style-name="P3">Vortex</text:p>
      <text:p text:style-name="P2">-</text:p>
      <text:p text:style-name="P3">Eclipse</text:p>
      <text:p text:style-name="P2">-Thief</text:p>
      <text:p text:style-name="P2">-Team consists of thieves and black mages</text:p>
      <text:p text:style-name="P2"><text:s text:c="3"/>-Use only blind or blinding powder unless all nearby enemies are blind</text:p>
      <text:p text:style-name="P3">Cyclone</text:p>
      <text:p text:style-name="P2">-</text:p>
      <text:p text:style-name="P3">Anarchist</text:p>
      <text:p text:style-name="P2">-Battle with enemy</text:p>
      <text:p text:style-name="P2">-Third party group joins</text:p>
      <text:p text:style-name="P2"><text:s text:c="3"/>-Wizard</text:p>
      <text:p text:style-name="P2"><text:s text:c="3"/>-3 black mages</text:p>
      <text:p text:style-name="P2">-Uses only confuse</text:p>
      <text:p text:style-name="P2"><text:s text:c="3"/>-Higher chance of confuse being successful</text:p>
      <text:p text:style-name="P2">-Confuses both grou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31T14:50:22.073445847</meta:creation-date>
    <dc:date>2017-06-28T23:59:47.46</dc:date>
    <meta:editing-duration>P2DT2H53M5S</meta:editing-duration>
    <meta:editing-cycles>9</meta:editing-cycles>
    <meta:generator>OpenOffice/4.1.3$Win32 OpenOffice.org_project/413m1$Build-9783</meta:generator>
    <meta:document-statistic meta:table-count="0" meta:image-count="0" meta:object-count="0" meta:page-count="3" meta:paragraph-count="102" meta:word-count="432" meta:character-count="2656"/>
  </office:meta>
</office:document-meta>
</file>